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t_0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1</text:p>
          </table:table-cell>
          <table:table-cell table:style-name="ce27" office:value-type="string">
            <text:p>KW12</text:p>
          </table:table-cell>
          <table:table-cell table:style-name="ce27" office:value-type="string">
            <text:p>KW13</text:p>
          </table:table-cell>
          <table:table-cell table:style-name="ce27" office:value-type="string">
            <text:p>KW14</text:p>
          </table:table-cell>
          <table:table-cell table:style-name="ce27" office:value-type="string">
            <text:p>KW15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ulerstr.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aulerba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B2137 18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eller Str.3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Offen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olpingstr./ Zum Struwwelpet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ricken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Hasl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afenstraße/Berg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eitenbachstr./ Kloster 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Haus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adionstraß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f der Zinnen/Leopoldrind/Am Karls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aße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AUFSTELLEN!!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gesenstr./Ra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.13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auinslandstraße/Hirsch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ankste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7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fred Doblin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m Döblin 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-Thoma-Str./Mathias Grünewald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lierbergstr.141/Am Josefberge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36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chthofen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ronenstraße/Bas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1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oethe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O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ürkenloisestraße 5/Quä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andfang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gü.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bsburgerstr./Schänzl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27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tererstr./Immental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täuserstr. 1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8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ertsstr./Hebel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Uni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ölflin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8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33/Ferrand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2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ürzelstr. 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 9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         Arbeitsam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2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ehrenbachalle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4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larastr.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9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6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25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rnusstr.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2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iedmatten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PENNY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ieberainle 4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ffenburgerstr. 76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1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schnitzweg 2/Sonnenhal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6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nde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ahntunnel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ban-Stolz-Str.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50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uwaldstraße 8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7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alkenbergerstr. 1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3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henerstr./Grenz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ntracht Freibur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5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nsisheimer Straße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Eisstad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4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fackerstr. 64/Leis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erlorener Weg /Ecke am A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4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ttackerweg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Säu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7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5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rarlberger Weg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uhbankweg 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7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ettenweg/Brunnstub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8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0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lter-Benjamin-Str./Ingeborg-Drewitz-St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0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Charlottenburgerstr. 1-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5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ssmau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ech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3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3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enburger 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4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ufsteinerstr.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5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ulius Brecht Str.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B210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6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onnenmattenweg/Markgrafstr.28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2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7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8">
            <text:p>                                           </text:p>
          </table:table-cell>
          <table:table-cell table:style-name="ce9" office:value-type="string" table:number-columns-spanned="3" table:number-rows-spanned="1">
            <text:p>Freibe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elchenstraße 1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9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ppler Str.2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30.03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0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1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öllentalstraße/Lindenmatt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lascontainer/Bahn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2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nsjakobstraße 9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16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3">
            <text:p>                                           </text:p>
          </table:table-cell>
          <table:table-cell table:style-name="ce9" office:value-type="string" table:number-columns-spanned="3" table:number-rows-spanned="1">
            <text:p>Frei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tzenhofstr./Großtal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4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5">
            <text:p>                                           </text:p>
          </table:table-cell>
          <table:table-cell table:style-name="ce9" office:value-type="string" table:number-columns-spanned="3" table:number-rows-spanned="1">
            <text:p>Waldkir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mmendinger Str.2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6">
            <text:p>                                           </text:p>
          </table:table-cell>
          <table:table-cell table:style-name="ce9" office:value-type="string" table:number-columns-spanned="3" table:number-rows-spanned="1">
            <text:p>Denz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enweg 123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Wohnland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03.04.13 wg.Stadt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7">
            <text:p>                                           </text:p>
          </table:table-cell>
          <table:table-cell table:style-name="ce9" office:value-type="string" table:number-columns-spanned="3" table:number-rows-spanned="1">
            <text:p>Stauf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ünstertäler Str.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Kapuziner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2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8">
            <text:p>                                           </text:p>
          </table:table-cell>
          <table:table-cell table:style-name="ce9" office:value-type="string" table:number-columns-spanned="3" table:number-rows-spanned="1">
            <text:p>Ihr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rkofenstraße 6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9">
            <text:p>                                           </text:p>
          </table:table-cell>
          <table:table-cell table:style-name="ce9" office:value-type="string" table:number-columns-spanned="3" table:number-rows-spanned="1">
            <text:p>Merz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hrgraben/Am Reichen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0">
            <text:p>                                           </text:p>
          </table:table-cell>
          <table:table-cell table:style-name="ce9" office:value-type="string" table:number-columns-spanned="3" table:number-rows-spanned="1">
            <text:p>Hart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inden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lascont.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1">
            <text:p>                                           </text:p>
          </table:table-cell>
          <table:table-cell table:style-name="ce9" office:value-type="string" table:number-columns-spanned="3" table:number-rows-spanned="1">
            <text:p>Vörstett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Gottesacker 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Endg.ab ?2251 22.02.13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2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chgasse 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Friedhof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3">
            <text:p>                                           </text:p>
          </table:table-cell>
          <table:table-cell table:style-name="ce9" office:value-type="string" table:number-columns-spanned="3" table:number-rows-spanned="1">
            <text:p>Sulzburg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Brühl/Markgrafenstraß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4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nnenbacher Str. 2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5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Neudorfstraße/Im Roßschwei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 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6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28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7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ahlienweg 2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P Paulusgemeind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141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8">
            <text:p>                                           </text:p>
          </table:table-cell>
          <table:table-cell table:style-name="ce9" office:value-type="string" table:number-columns-spanned="3" table:number-rows-spanned="1">
            <text:p>Emmend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-Bautz-Str.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Trafostation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L2300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9">
            <text:p>                                           </text:p>
          </table:table-cell>
          <table:table-cell table:style-name="ce9" office:value-type="string" table:number-columns-spanned="3" table:number-rows-spanned="1">
            <text:p>Herbolz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ragonerstraß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0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inzergasse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1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2">
            <text:p>                                           </text:p>
          </table:table-cell>
          <table:table-cell table:style-name="ce9" office:value-type="string" table:number-columns-spanned="3" table:number-rows-spanned="1">
            <text:p>Kenz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ndustriestr.10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1">
            <text:p>                          </text:p>
          </table:table-cell>
          <table:table-cell table:style-name="ce28" office:value-type="float" office:value="2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3">
            <text:p>                                           </text:p>
          </table:table-cell>
          <table:table-cell table:style-name="ce9" office:value-type="string" table:number-columns-spanned="3" table:number-rows-spanned="1">
            <text:p>Bah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Rossläger 1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2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4">
            <text:p>                                           </text:p>
          </table:table-cell>
          <table:table-cell table:style-name="ce9" office:value-type="string" table:number-columns-spanned="3" table:number-rows-spanned="1">
            <text:p>Riege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Gemeindegarten 2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Gladcontainer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2154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5">
            <text:p>                                           </text:p>
          </table:table-cell>
          <table:table-cell table:style-name="ce9" office:value-type="string" table:number-columns-spanned="3" table:number-rows-spanned="1">
            <text:p>Niederhausen-Oberhaus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uptstraße/Neustädt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emeindehalle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6">
            <text:p>                                           </text:p>
          </table:table-cell>
          <table:table-cell table:style-name="ce9" office:value-type="string" table:number-columns-spanned="3" table:number-rows-spanned="1">
            <text:p>Weiswei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m Lä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cycling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7">
            <text:p>                                           </text:p>
          </table:table-cell>
          <table:table-cell table:style-name="ce9" office:value-type="string" table:number-columns-spanned="3" table:number-rows-spanned="1">
            <text:p>Wyhl am Kaiserstuh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erstraße 24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Keine Genehmigung (Bürgermeister)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8">
            <text:p>                                           </text:p>
          </table:table-cell>
          <table:table-cell table:style-name="ce9" office:value-type="string" table:number-columns-spanned="3" table:number-rows-spanned="1">
            <text:p>Müll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Ziegle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portplatz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9">
            <text:p>                                           </text:p>
          </table:table-cell>
          <table:table-cell table:style-name="ce9" office:value-type="string" table:number-columns-spanned="3" table:number-rows-spanned="1">
            <text:p>Kander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Johanniterstraße 9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0">
            <text:p>                                           </text:p>
          </table:table-cell>
          <table:table-cell table:style-name="ce9" office:value-type="string" table:number-columns-spanned="3" table:number-rows-spanned="1">
            <text:p>Bad Bellin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Mittelgrun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>UMLEITUNG!!</text:p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1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2">
            <text:p>                                           </text:p>
          </table:table-cell>
          <table:table-cell table:style-name="ce9" office:value-type="string" table:number-columns-spanned="3" table:number-rows-spanned="1">
            <text:p>Heitershei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Im Clausenfeld 2/Im Stühlin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-Platz KIK</text:p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3">
            <text:p>                                           </text:p>
          </table:table-cell>
          <table:table-cell table:style-name="ce9" office:value-type="string" table:number-columns-spanned="3" table:number-rows-spanned="1">
            <text:p>Efringen-Kirch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Wanhödener Str.5/Gänsmatten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4">
            <text:p>                                           </text:p>
          </table:table-cell>
          <table:table-cell table:style-name="ce9" office:value-type="string" table:number-columns-spanned="3" table:number-rows-spanned="1">
            <text:p>Kleines Wiesen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Teichmatt 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/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?????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